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1b558" officeooo:paragraph-rsid="0001b558"/>
    </style:style>
    <style:style style:name="P2" style:family="paragraph" style:parent-style-name="Standard">
      <style:text-properties fo:language="en" fo:country="US" officeooo:rsid="0001b558" officeooo:paragraph-rsid="0001b558"/>
    </style:style>
    <style:style style:name="P3" style:family="paragraph" style:parent-style-name="Standard">
      <style:text-properties fo:language="en" fo:country="US" officeooo:rsid="0002f0d5" officeooo:paragraph-rsid="0002f0d5"/>
    </style:style>
    <style:style style:name="P4" style:family="paragraph" style:parent-style-name="Standard">
      <style:text-properties fo:language="en" fo:country="US" officeooo:rsid="000480b1" officeooo:paragraph-rsid="000480b1"/>
    </style:style>
    <style:style style:name="P5" style:family="paragraph" style:parent-style-name="Standard">
      <style:text-properties fo:language="en" fo:country="US" officeooo:rsid="000480b1" officeooo:paragraph-rsid="000480b1"/>
    </style:style>
    <style:style style:name="P6" style:family="paragraph" style:parent-style-name="Standard">
      <style:text-properties fo:language="en" fo:country="US" officeooo:rsid="000632dc" officeooo:paragraph-rsid="000632dc"/>
    </style:style>
    <style:style style:name="P7" style:family="paragraph" style:parent-style-name="Standard">
      <style:text-properties fo:language="en" fo:country="US" officeooo:rsid="0007cea9" officeooo:paragraph-rsid="0007cea9"/>
    </style:style>
    <style:style style:name="P8" style:family="paragraph" style:parent-style-name="Standard">
      <style:text-properties fo:language="en" fo:country="US" officeooo:rsid="0007e9be" officeooo:paragraph-rsid="0007e9be"/>
    </style:style>
    <style:style style:name="P9" style:family="paragraph" style:parent-style-name="Standard">
      <style:text-properties fo:language="en" fo:country="US" officeooo:rsid="00081357" officeooo:paragraph-rsid="00081357"/>
    </style:style>
    <style:style style:name="P10" style:family="paragraph" style:parent-style-name="Standard">
      <style:text-properties fo:language="en" fo:country="US" officeooo:rsid="000840d5" officeooo:paragraph-rsid="000840d5"/>
    </style:style>
    <style:style style:name="P11" style:family="paragraph" style:parent-style-name="Standard">
      <style:text-properties fo:language="en" fo:country="US" officeooo:rsid="0008793f" officeooo:paragraph-rsid="0008793f"/>
    </style:style>
    <style:style style:name="P12" style:family="paragraph" style:parent-style-name="Standard">
      <style:text-properties fo:language="en" fo:country="US" officeooo:rsid="0008daf2" officeooo:paragraph-rsid="0008daf2"/>
    </style:style>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w to use usgs elevation files</text:p>
      <text:p text:style-name="P1"/>
      <text:p text:style-name="P1">Firstly, don’t just use the .img nasa fucking format, its too goddamn obscure. Geotiff has things available, but img should just be converted.</text:p>
      <text:p text:style-name="P1"/>
      <text:p text:style-name="P1">GDAL allows one to do this.</text:p>
      <text:p text:style-name="P1">Download GDAL Here:</text:p>
      <text:p text:style-name="P1"/>
      <text:p text:style-name="P1"><text:a xlink:type="simple" xlink:href="https://anaconda.org/conda-forge/gdal" text:style-name="Internet_20_link" text:visited-style-name="Visited_20_Internet_20_Link"><text:span text:style-name="T1">https://anaconda.org/conda-forge/gdal</text:span></text:a></text:p>
      <text:p text:style-name="P2"/>
      <text:p text:style-name="P3">Save yourself a lot of headache and run python’s installer </text:p>
      <text:p text:style-name="P3">pip install conda </text:p>
      <text:p text:style-name="P3">first to get their weird package manager.</text:p>
      <text:p text:style-name="P3"/>
      <text:p text:style-name="P4">Download python first at </text:p>
      <text:p text:style-name="P4"><text:a xlink:type="simple" xlink:href="https://www.python.org/" text:style-name="Internet_20_link" text:visited-style-name="Visited_20_Internet_20_Link">https://www.python.org</text:a></text:p>
      <text:p text:style-name="P4"/>
      <text:p text:style-name="P4">if you havent already as this is what install’s pip and conda needs python.</text:p>
      <text:p text:style-name="P4"/>
      <text:p text:style-name="P6">And since this is broken for some reason.</text:p>
      <text:p text:style-name="P6"/>
      <text:p text:style-name="P6"><text:a xlink:type="simple" xlink:href="https://docs.conda.io/en/latest/miniconda.html" text:style-name="Internet_20_link" text:visited-style-name="Visited_20_Internet_20_Link">https://docs.conda.io/en/latest/miniconda.html</text:a></text:p>
      <text:p text:style-name="P6">apparently will lead to this lovely installer.</text:p>
      <text:p text:style-name="P6"/>
      <text:p text:style-name="P6">Also uncheck the goddamn ‘register as default python 3.8’ bullshit.</text:p>
      <text:p text:style-name="P6"/>
      <text:p text:style-name="P7">Then follow after following the miniconda shortcut to launch the shell for it.</text:p>
      <text:p text:style-name="P7"/>
      <text:p text:style-name="P7"><text:a xlink:type="simple" xlink:href="https://gdal.org/download.html#windows" text:style-name="Internet_20_link" text:visited-style-name="Visited_20_Internet_20_Link">https://gdal.org/download.html#windows</text:a></text:p>
      <text:p text:style-name="P7"/>
      <text:p text:style-name="P7">and of course conda doesnt work so they’re just fucking me around.</text:p>
      <text:p text:style-name="P7"/>
      <text:p text:style-name="P8">Oh wait its working now..</text:p>
      <text:p text:style-name="P8">somehow the blaazing fast internet speed fails in here.. funny.</text:p>
      <text:p text:style-name="P9">And its downloading <text:s/>fuck ton of shit I don’t feel necessary for some reason..</text:p>
      <text:p text:style-name="P9"/>
      <text:p text:style-name="P9">you know one thing we all fucking know is that by the end of 2021 they’ll be rolling all this stupid covid19 bullshit back assuming they’re even broadcasting this stupid bullshit elsewhere.</text:p>
      <text:p text:style-name="P9"/>
      <text:p text:style-name="P10">Seriously how many times will they do the same dumb shit ?</text:p>
      <text:p text:style-name="P10"/>
      <text:p text:style-name="P10">How many times ?</text:p>
      <text:p text:style-name="P10"/>
      <text:p text:style-name="P10">I’m so sick of wearing a goddamn mask just to not be annoyed by idiots playing along because they have no character.</text:p>
      <text:p text:style-name="P10"/>
      <text:p text:style-name="P10">I’m also sick of the psycho breed of working girl thats wandering around everywhere here…..</text:p>
      <text:p text:style-name="P10"/>
      <text:p text:style-name="P10"/>
      <text:p text:style-name="P11"><text:soft-page-break/>wow gdal_translate to geotiff actually makes the file marginally bigger… eww..</text:p>
      <text:p text:style-name="P11"/>
      <text:p text:style-name="P11"/>
      <text:p text:style-name="P12">ok annnnddddd I need a viewer heh. Even though I know its a sort of grayscale like a heightmap I need to know some thingamajig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15T20:07:38.469000000</meta:creation-date>
    <dc:date>2021-02-15T22:08:13.128000000</dc:date>
    <meta:editing-duration>PT57M34S</meta:editing-duration>
    <meta:editing-cycles>9</meta:editing-cycles>
    <meta:generator>LibreOffice/6.4.5.2$Windows_X86_64 LibreOffice_project/a726b36747cf2001e06b58ad5db1aa3a9a1872d6</meta:generator>
    <meta:document-statistic meta:table-count="0" meta:image-count="0" meta:object-count="0" meta:page-count="2" meta:paragraph-count="28" meta:word-count="280" meta:character-count="1720" meta:non-whitespace-character-count="1464"/>
  </office:meta>
</office:document-meta>
</file>